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>The css on the mysterious man is jacked and goes to the right for some reason</text:p>
            </text:list-item>
            <text:list-item>
              <text:p text:style-name="P3">Skipping the tree speech doesn't bring up the right div</text:p>
            </text:list-item>
          </text:list>
        </text:list-item>
        <text:list-item>
          <text:p text:style-name="P2">Kanedos</text:p>
        </text:list-item>
        <text:list-item>
          <text:p text:style-name="P2">Tyrianne</text:p>
          <text:list>
            <text:list-item>
              <text:p text:style-name="P3">Fix the ending of the jewelry interaction, isn't working for some reason</text:p>
            </text:list-item>
            <text:list-item>
              <text:p text:style-name="P3">The poor man is too big a clickable</text:p>
            </text:list-item>
          </text:list>
        </text:list-item>
        <text:list-item>
          <text:p text:style-name="P2">Kaprika</text:p>
          <text:list>
            <text:list-item>
              <text:p text:style-name="P3">The shop is broken.</text:p>
            </text:list-item>
          </text:list>
        </text:list-item>
        <text:list-item>
          <text:p text:style-name="P2">AliNada</text:p>
          <text:list>
            <text:list-item>
              <text:p text:style-name="P3">MILO ignore button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If you click two conversation starting pres in a row, the text won't reset properly. Text has to finish writing before it'll let you do it properly</text:p>
            </text:list-item>
            <text:list-item>
              <text:p text:style-name="P3">Clicking skip doesn't always bring you back to your current location (noted above)</text:p>
            </text:list-item>
            <text:list-item>
              <text:p text:style-name="P3">Finish the complete list function, and add it onto all the right places</text:p>
            </text:list-item>
            <text:list-item>
              <text:p text:style-name="P3">Fix the way the planets are set up, sometimes they'll show other planets when you click return</text:p>
            </text:list-item>
            <text:list-item>
              <text:p text:style-name="P3">the writetext function is resetting all game text, should only reset elem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04T10:30:57.02</dc:date>
    <meta:editing-duration>P1DT2H28M18S</meta:editing-duration>
    <meta:editing-cycles>17</meta:editing-cycles>
    <meta:generator>OpenOffice/4.1.1$Win32 OpenOffice.org_project/411m6$Build-9775</meta:generator>
    <meta:document-statistic meta:table-count="0" meta:image-count="0" meta:object-count="0" meta:page-count="1" meta:paragraph-count="19" meta:word-count="177" meta:character-count="927"/>
  </office:meta>
</office:document-meta>
</file>